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GF Zemen Unicode" svg:font-family="'GF Zemen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.8833in" table:align="left"/>
    </style:style>
    <style:style style:name="Table2.A" style:family="table-column">
      <style:table-column-properties style:column-width="0.6042in"/>
    </style:style>
    <style:style style:name="Table2.B" style:family="table-column">
      <style:table-column-properties style:column-width="1.4597in"/>
    </style:style>
    <style:style style:name="Table2.C" style:family="table-column">
      <style:table-column-properties style:column-width="0.6861in"/>
    </style:style>
    <style:style style:name="Table2.D" style:family="table-column">
      <style:table-column-properties style:column-width="0.7708in"/>
    </style:style>
    <style:style style:name="Table2.E" style:family="table-column">
      <style:table-column-properties style:column-width="0.5431in"/>
    </style:style>
    <style:style style:name="Table2.F" style:family="table-column">
      <style:table-column-properties style:column-width="0.4882in"/>
    </style:style>
    <style:style style:name="Table2.G" style:family="table-column">
      <style:table-column-properties style:column-width="0.5083in"/>
    </style:style>
    <style:style style:name="Table2.H" style:family="table-column">
      <style:table-column-properties style:column-width="0.6236in"/>
    </style:style>
    <style:style style:name="Table2.I" style:family="table-column">
      <style:table-column-properties style:column-width="0.9389in"/>
    </style:style>
    <style:style style:name="Table2.J" style:family="table-column">
      <style:table-column-properties style:column-width="1.2604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none" fo:border-right="none" fo:border-top="none" fo:border-bottom="0.05pt solid #000000"/>
    </style:style>
    <style:style style:name="Table1" style:family="table">
      <style:table-properties style:width="7.8896in" table:align="margins"/>
    </style:style>
    <style:style style:name="Table1.A" style:family="table-column">
      <style:table-column-properties style:column-width="1.434in" style:rel-column-width="11911*"/>
    </style:style>
    <style:style style:name="Table1.B" style:family="table-column">
      <style:table-column-properties style:column-width="1.0667in" style:rel-column-width="8860*"/>
    </style:style>
    <style:style style:name="Table1.C" style:family="table-column">
      <style:table-column-properties style:column-width="1.4424in" style:rel-column-width="11981*"/>
    </style:style>
    <style:style style:name="Table1.D" style:family="table-column">
      <style:table-column-properties style:column-width="1.3146in" style:rel-column-width="10919*"/>
    </style:style>
    <style:style style:name="Table1.E" style:family="table-column">
      <style:table-column-properties style:column-width="1.866in" style:rel-column-width="15499*"/>
    </style:style>
    <style:style style:name="Table1.F" style:family="table-column">
      <style:table-column-properties style:column-width="0.766in" style:rel-column-width="6365*"/>
    </style:style>
    <style:style style:name="Table1.A1" style:family="table-cell">
      <style:table-cell-properties fo:padding="0.0382in" fo:border="none"/>
    </style:style>
    <style:style style:name="Table1.E4" style:family="table-cell">
      <style:table-cell-properties fo:padding="0.0382in" fo:border-left="0.05pt solid #000000" fo:border-right="none" fo:border-top="0.05pt solid #000000" fo:border-bottom="none"/>
    </style:style>
    <style:style style:name="Table1.F4" style:family="table-cell">
      <style:table-cell-properties fo:padding="0.0382in" fo:border-left="none" fo:border-right="0.05pt solid #000000" fo:border-top="0.05pt solid #000000" fo:border-bottom="none"/>
    </style:style>
    <style:style style:name="Table1.E5" style:family="table-cell">
      <style:table-cell-properties fo:padding="0.0382in" fo:border-left="0.05pt solid #000000" fo:border-right="none" fo:border-top="none" fo:border-bottom="none"/>
    </style:style>
    <style:style style:name="Table1.F5" style:family="table-cell">
      <style:table-cell-properties fo:padding="0.0382in" fo:border-left="none" fo:border-right="0.05pt solid #000000" fo:border-top="none" fo:border-bottom="none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2d5317" officeooo:paragraph-rsid="0033b61a"/>
    </style:style>
    <style:style style:name="P2" style:family="paragraph" style:parent-style-name="Standard">
      <style:paragraph-properties fo:text-align="start" style:justify-single-word="false"/>
      <style:text-properties officeooo:rsid="002d5317" officeooo:paragraph-rsid="00300f3e"/>
    </style:style>
    <style:style style:name="P3" style:family="paragraph" style:parent-style-name="Standard">
      <style:paragraph-properties fo:text-align="start" style:justify-single-word="false"/>
      <style:text-properties officeooo:rsid="002d5317" officeooo:paragraph-rsid="0033b61a"/>
    </style:style>
    <style:style style:name="P4" style:family="paragraph" style:parent-style-name="Standard">
      <style:text-properties officeooo:paragraph-rsid="0033c126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paragraph-rsid="003720f9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text-properties fo:font-size="8pt" officeooo:paragraph-rsid="002a3ec3" style:font-size-asian="8pt" style:font-size-complex="8pt"/>
    </style:style>
    <style:style style:name="P8" style:family="paragraph" style:parent-style-name="Table_20_Contents">
      <style:text-properties fo:font-size="8pt" officeooo:paragraph-rsid="00471d5b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fo:font-size="8pt" fo:font-weight="bold" officeooo:rsid="004be46c" officeooo:paragraph-rsid="004be46c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size="8pt" fo:font-weight="bold" officeooo:rsid="0022ea0c" officeooo:paragraph-rsid="0059c69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size="8pt" fo:font-weight="bold" officeooo:rsid="001e9554" officeooo:paragraph-rsid="0059c69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size="8pt" style:text-underline-style="solid" style:text-underline-width="auto" style:text-underline-color="font-color" fo:font-weight="bold" officeooo:rsid="0019b5b7" officeooo:paragraph-rsid="0059c69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size="8pt" style:text-underline-style="solid" style:text-underline-width="auto" style:text-underline-color="font-color" fo:font-weight="bold" officeooo:rsid="001d1534" officeooo:paragraph-rsid="001d1534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8pt" style:text-underline-style="solid" style:text-underline-width="auto" style:text-underline-color="font-color" fo:font-weight="bold" officeooo:rsid="001d1534" officeooo:paragraph-rsid="0059c69d" style:font-size-asian="8pt" style:font-weight-asian="bold" style:font-size-complex="8pt" style:font-weight-complex="bold"/>
    </style:style>
    <style:style style:name="P15" style:family="paragraph" style:parent-style-name="Table_20_Contents">
      <style:text-properties fo:font-size="8pt" style:text-underline-style="solid" style:text-underline-width="auto" style:text-underline-color="font-color" style:font-size-asian="8pt" style:font-size-complex="8pt"/>
    </style:style>
    <style:style style:name="P16" style:family="paragraph" style:parent-style-name="Table_20_Contents">
      <style:text-properties fo:font-size="6pt" style:font-size-asian="6pt" style:font-size-complex="6pt"/>
    </style:style>
    <style:style style:name="P17" style:family="paragraph" style:parent-style-name="Table_20_Contents">
      <style:paragraph-properties fo:text-align="end" style:justify-single-word="false"/>
      <style:text-properties fo:font-size="6pt" officeooo:rsid="0019b5b7" officeooo:paragraph-rsid="0019b5b7" style:font-size-asian="6pt" style:font-size-complex="6pt"/>
    </style:style>
    <style:style style:name="P18" style:family="paragraph" style:parent-style-name="Table_20_Contents">
      <style:paragraph-properties fo:text-align="end" style:justify-single-word="false"/>
      <style:text-properties fo:font-size="6pt" officeooo:rsid="003d95b6" officeooo:paragraph-rsid="0059c69d" style:font-size-asian="6pt" style:font-size-complex="6pt"/>
    </style:style>
    <style:style style:name="P19" style:family="paragraph" style:parent-style-name="Table_20_Contents">
      <style:paragraph-properties fo:text-align="end" style:justify-single-word="false"/>
      <style:text-properties fo:font-size="6pt" fo:font-weight="bold" officeooo:rsid="0019b5b7" officeooo:paragraph-rsid="0019b5b7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6pt" fo:font-weight="bold" officeooo:rsid="0019b5b7" officeooo:paragraph-rsid="0059c69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6pt" fo:font-weight="bold" officeooo:rsid="0053c175" officeooo:paragraph-rsid="0053c175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6pt" fo:font-weight="bold" officeooo:rsid="0053c175" officeooo:paragraph-rsid="0059c69d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6pt" fo:font-weight="bold" officeooo:rsid="001e9554" officeooo:paragraph-rsid="0059c69d" style:font-size-asian="6pt" style:font-weight-asian="bold" style:font-size-complex="6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size="6pt" fo:font-weight="normal" officeooo:rsid="00849b64" officeooo:paragraph-rsid="0059c69d" style:font-size-asian="6pt" style:font-weight-asian="normal" style:font-size-complex="6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font-name="GF Zemen Unicode" fo:font-size="6pt" style:text-underline-style="solid" style:text-underline-width="auto" style:text-underline-color="font-color" fo:font-weight="bold" officeooo:rsid="0054574d" officeooo:paragraph-rsid="0054574d" style:font-size-asian="6pt" style:font-weight-asian="bold" style:font-name-complex="GF Zemen Unicode" style:font-size-complex="6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GF Zemen Unicode" fo:font-size="5pt" fo:font-weight="normal" officeooo:rsid="00849b64" officeooo:paragraph-rsid="0051e04b" style:font-size-asian="5pt" style:font-weight-asian="normal" style:font-name-complex="GF Zemen Unicode" style:font-size-complex="5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GF Zemen Unicode" fo:font-size="5pt" fo:font-weight="normal" officeooo:rsid="0054574d" officeooo:paragraph-rsid="0054574d" style:font-size-asian="5pt" style:font-weight-asian="normal" style:font-name-complex="GF Zemen Unicode" style:font-size-complex="5pt" style:font-weight-complex="normal"/>
    </style:style>
    <style:style style:name="P28" style:family="paragraph" style:parent-style-name="Standard">
      <style:paragraph-properties fo:text-align="start" style:justify-single-word="false" fo:break-before="page"/>
      <style:text-properties officeooo:rsid="002d5317" officeooo:paragraph-rsid="00300f3e"/>
    </style:style>
    <style:style style:name="P29" style:family="paragraph" style:parent-style-name="Table_20_Contents">
      <style:paragraph-properties fo:text-align="end" style:justify-single-word="false"/>
      <style:text-properties fo:font-size="8pt" style:text-underline-style="solid" style:text-underline-width="auto" style:text-underline-color="font-color" fo:font-weight="bold" officeooo:rsid="005e256e" officeooo:paragraph-rsid="005e256e" style:font-size-asian="8pt" style:font-weight-asian="bold" style:font-size-complex="8pt" style:font-weight-complex="bold"/>
    </style:style>
    <style:style style:name="T1" style:family="text">
      <style:text-properties officeooo:rsid="0019b5b7"/>
    </style:style>
    <style:style style:name="T2" style:family="text">
      <style:text-properties officeooo:rsid="0024891e"/>
    </style:style>
    <style:style style:name="T3" style:family="text">
      <style:text-properties officeooo:rsid="002a3ec3"/>
    </style:style>
    <style:style style:name="T4" style:family="text">
      <style:text-properties officeooo:rsid="00471d5b"/>
    </style:style>
    <style:style style:name="T5" style:family="text">
      <style:text-properties officeooo:rsid="0048088d"/>
    </style:style>
    <style:style style:name="T6" style:family="text">
      <style:text-properties officeooo:rsid="004dcbaf"/>
    </style:style>
    <style:style style:name="T7" style:family="text">
      <style:text-properties officeooo:rsid="004faa94"/>
    </style:style>
    <style:style style:name="T8" style:family="text">
      <style:text-properties style:font-name="GF Zemen Unicode" fo:font-size="5pt" fo:font-weight="normal" officeooo:rsid="00833cc7" style:font-size-asian="5pt" style:font-weight-asian="normal" style:font-name-complex="GF Zemen Unicode" style:font-size-complex="5pt" style:font-weight-complex="normal"/>
    </style:style>
    <style:style style:name="T9" style:family="text">
      <style:text-properties style:font-name="GF Zemen Unicode" fo:font-size="5pt" fo:font-weight="normal" officeooo:rsid="0054574d" style:font-size-asian="5pt" style:font-weight-asian="normal" style:font-name-complex="GF Zemen Unicode" style:font-size-complex="5pt" style:font-weight-complex="normal"/>
    </style:style>
    <style:style style:name="T10" style:family="text">
      <style:text-properties style:font-name="GF Zemen Unicode" fo:font-weight="normal" officeooo:rsid="00849b64" style:font-weight-asian="normal" style:font-name-complex="GF Zemen Unicode" style:font-weight-complex="normal"/>
    </style:style>
    <style:style style:name="T11" style:family="text">
      <style:text-properties style:font-name="GF Zemen Unicode" fo:font-weight="normal" officeooo:rsid="00833cc7" style:font-weight-asian="normal" style:font-name-complex="GF Zemen Unicode" style:font-weight-complex="normal"/>
    </style:style>
    <style:style style:name="T12" style:family="text">
      <style:text-properties style:font-name="GF Zemen Unicode" fo:font-weight="normal" officeooo:rsid="0054574d" style:font-weight-asian="normal" style:font-name-complex="GF Zemen Unicode" style:font-weight-complex="normal"/>
    </style:style>
    <style:style style:name="T13" style:family="text">
      <style:text-properties style:font-name="GF Zemen Unicode" fo:font-weight="normal" officeooo:rsid="00563e5f" style:font-weight-asian="normal" style:font-name-complex="GF Zemen Unicode" style:font-weight-complex="normal"/>
    </style:style>
    <style:style style:name="T14" style:family="text">
      <style:text-properties style:font-name="GF Zemen Unicode" style:font-name-complex="GF Zemen Unicode"/>
    </style:style>
    <style:style style:name="T15" style:family="text">
      <style:text-properties style:font-name="GF Zemen Unicode" officeooo:rsid="00563e5f" style:font-name-complex="GF Zemen Unicode"/>
    </style:style>
    <style:style style:name="T16" style:family="text">
      <style:text-properties style:font-name="GF Zemen Unicode" officeooo:rsid="004dcbaf" style:font-name-complex="GF Zemen Unicode"/>
    </style:style>
    <style:style style:name="T17" style:family="text">
      <style:text-properties style:font-name="GF Zemen Unicode" officeooo:rsid="0053c175" style:font-name-complex="GF Zemen Unicode"/>
    </style:style>
    <style:style style:name="T18" style:family="text">
      <style:text-properties style:font-name="GF Zemen Unicode" officeooo:rsid="0054574d" style:font-name-complex="GF Zemen Unicode"/>
    </style:style>
    <style:style style:name="T19" style:family="text">
      <style:text-properties style:font-name="GF Zemen Unicode" officeooo:rsid="004faa94" style:font-name-complex="GF Zemen Unicode"/>
    </style:style>
    <style:style style:name="T20" style:family="text">
      <style:text-properties style:font-name="GF Zemen Unicode" officeooo:rsid="0059c69d"/>
    </style:style>
    <style:style style:name="T21" style:family="text">
      <style:text-properties style:font-name="GF Zemen Unicode" fo:font-size="6pt" officeooo:rsid="00563e5f" style:font-size-asian="6pt" style:font-name-complex="GF Zemen Unicode" style:font-size-complex="6pt"/>
    </style:style>
    <style:style style:name="T22" style:family="text">
      <style:text-properties officeooo:rsid="0053c175"/>
    </style:style>
    <style:style style:name="T23" style:family="text">
      <style:text-properties officeooo:rsid="00541b96"/>
    </style:style>
    <style:style style:name="T24" style:family="text">
      <style:text-properties officeooo:rsid="0054574d"/>
    </style:style>
    <style:style style:name="T25" style:family="text">
      <style:text-properties officeooo:rsid="00563e5f"/>
    </style:style>
    <style:style style:name="T26" style:family="text">
      <style:text-properties fo:font-weight="bold" officeooo:rsid="001e9554" style:font-weight-asian="bold" style:font-weight-complex="bold"/>
    </style:style>
    <style:style style:name="T27" style:family="text">
      <style:text-properties fo:font-size="6pt" officeooo:rsid="00563e5f" style:font-size-asian="6pt" style:font-size-complex="6pt"/>
    </style:style>
    <style:style style:name="T28" style:family="text">
      <style:text-properties officeooo:rsid="005f10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Objects Loop</text:text-input></text:p>
      <text:p text:style-name="Standard"><text:text-input text:description="&lt;for each=&quot;r in o.run_ids&quot;&gt;">Start Run Loop</text:text-input></text:p>
      <text:p text:style-name="P4"><text:text-input text:description="&lt;for each=&quot;s in get_details_by_payslip(r.slip_ids)&quot;&gt;">Start Payslip Loop</text:text-input></text:p>
      <text:p text:style-name="P5"><text:span text:style-name="T6">Waraqaa Mindaa </text:span><text:text-input text:description="&lt;company.name&gt;">Company</text:text-input> የክፍያ ሰነድ<text:span text:style-name="T1"> </text:span><text:span text:style-name="T1"><text:text-input text:description="&lt;add_count()&gt;">Count++</text:text-input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17">Employee:</text:p>
          </table:table-cell>
          <table:table-cell table:style-name="Table2.B1" office:value-type="string">
            <text:p text:style-name="P16"><text:text-input text:description="&lt;s['name']&gt;">Name</text:text-input></text:p>
          </table:table-cell>
          <table:table-cell table:style-name="Table2.A1" office:value-type="string">
            <text:p text:style-name="P17"><text:span text:style-name="T7">Lakk/Add መ /ቁ</text:span>:</text:p>
          </table:table-cell>
          <table:table-cell table:style-name="Table2.B1" office:value-type="string">
            <text:p text:style-name="P16"><text:text-input text:description="&lt;s['id_no']&gt;">ID No.</text:text-input></text:p>
          </table:table-cell>
          <table:table-cell table:style-name="Table2.A1" office:value-type="string">
            <text:p text:style-name="P17"><text:span text:style-name="T7">Guyy /</text:span>:</text:p>
          </table:table-cell>
          <table:table-cell table:style-name="Table2.B1" office:value-type="string">
            <text:p text:style-name="P16"><text:text-input text:description="&lt;s['date_from']&gt;">From</text:text-input></text:p>
          </table:table-cell>
          <table:table-cell table:style-name="Table2.A1" office:value-type="string">
            <text:p text:style-name="P17"><text:span text:style-name="T7">Hanga እስከ</text:span>:</text:p>
          </table:table-cell>
          <table:table-cell table:style-name="Table2.B1" office:value-type="string">
            <text:p text:style-name="P16"><text:text-input text:description="&lt;s['date_to']&gt;">To</text:text-input></text:p>
          </table:table-cell>
          <table:table-cell table:style-name="Table2.A1" office:value-type="string">
            <text:p text:style-name="P18"><text:span text:style-name="T7">Qoda Hojjii </text:span><text:span text:style-name="T19">የስራ አይነት</text:span>:</text:p>
          </table:table-cell>
          <table:table-cell table:style-name="Table2.B1" office:value-type="string">
            <text:p text:style-name="P16"><text:text-input text:description="&lt;s['dept']&gt;">Dept</text:text-input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9">Kafalti<text:span text:style-name="T28">i</text:span> / ክፍያ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2"><text:span text:style-name="T24">Hiidhiffaamma / </text:span><text:span text:style-name="T18">ተቀናሽ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20"><text:s/><text:span text:style-name="T6">Mindaa ka'uumiissaa / </text:span><text:span text:style-name="T16">መነሻ ደመወዝ</text:span>:</text:p>
          </table:table-cell>
          <table:table-cell table:style-name="Table1.A1" office:value-type="string">
            <text:p text:style-name="P6"><text:text-input text:description="&lt;s['salary']&gt;">Salary</text:text-input></text:p>
          </table:table-cell>
          <table:table-cell table:style-name="Table1.A1" office:value-type="string">
            <text:p text:style-name="P20"><text:span text:style-name="T24">Hidhiffaamma Takkiis Federaallaa / </text:span><text:span text:style-name="T18">የስራ ግብር</text:span>:</text:p>
          </table:table-cell>
          <table:table-cell table:style-name="Table1.A1" office:value-type="string">
            <text:p text:style-name="P6"><text:text-input text:description="&lt;s['fit']&gt;">FIT</text:text-input></text:p>
          </table:table-cell>
          <table:table-cell table:style-name="Table1.A1" office:value-type="string">
            <text:p text:style-name="P25">Mindaa Qulquullu</text:p>
            <text:p text:style-name="P14"><text:span text:style-name="T14">የተጣራ ክፍያ</text:span>:</text:p>
          </table:table-cell>
          <table:table-cell table:style-name="Table1.A1" office:value-type="string">
            <text:p text:style-name="P15"><text:text-input text:description="&lt;s['net']&gt;">NET</text:text-input></text:p>
          </table:table-cell>
        </table:table-row>
        <table:table-row>
          <table:table-cell table:style-name="Table1.A1" office:value-type="string">
            <text:p text:style-name="P21"><text:span text:style-name="T23">Ay.W/B. Torribannii </text:span><text:s/>(se'aa)</text:p>
            <text:p text:style-name="P20"><text:span text:style-name="T14">የእረፍት/የህዝብ በዓል(ስዓት)</text:span>:</text:p>
          </table:table-cell>
          <table:table-cell table:style-name="Table1.A1" office:value-type="string">
            <text:p text:style-name="P8"><text:text-input text:description="&lt;s['special_hours']&gt;">Special Hours</text:text-input> <text:span text:style-name="T4">(</text:span><text:span text:style-name="T4"><text:text-input text:description="&lt;s['special_hours_qty']&gt;">Hr</text:text-input></text:span><text:span text:style-name="T4">)</text:span></text:p>
          </table:table-cell>
          <table:table-cell table:style-name="Table1.A1" office:value-type="string">
            <text:p text:style-name="P20"><text:span text:style-name="T11">Soor</text:span><text:span text:style-name="T12">emmaa Muraammaa Hojjettaa /</text:span><text:span text:style-name="T11"> ከሰራተኛ የጡረታ ተቀናሽ</text:span>:</text:p>
          </table:table-cell>
          <table:table-cell table:style-name="Table1.A1" office:value-type="string">
            <text:p text:style-name="P6"><text:text-input text:description="&lt;s['ee_pension']&gt;">EEP</text:text-input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21">Se'aa Deb<text:span text:style-name="T23">b</text:span>elettaa</text:p>
            <text:p text:style-name="P20"><text:span text:style-name="T14">የትርፍ ስዓት</text:span>:</text:p>
          </table:table-cell>
          <table:table-cell table:style-name="Table1.A1" office:value-type="string">
            <text:p text:style-name="P8"><text:text-input text:description="&lt;s['ot']&gt;">OT</text:text-input> <text:span text:style-name="T4">(</text:span><text:span text:style-name="T4"><text:text-input text:description="&lt;s['ot_qty']&gt;">Hr</text:text-input></text:span><text:span text:style-name="T4">)</text:span></text:p>
          </table:table-cell>
          <table:table-cell table:style-name="Table1.A1" office:value-type="string">
            <text:p text:style-name="P27">Welliiddaa Hojjettoottaa /</text:p>
            <text:p text:style-name="P20"><text:span text:style-name="T14">የሰራተኛ ማህበር</text:span>:</text:p>
          </table:table-cell>
          <table:table-cell table:style-name="Table1.A1" office:value-type="string">
            <text:p text:style-name="P6"><text:text-input text:description="&lt;s['lu']&gt;">LU</text:text-input></text:p>
          </table:table-cell>
          <table:table-cell table:style-name="Table1.E4" office:value-type="string">
            <text:p text:style-name="P26">Muram<text:span text:style-name="T25">a</text:span>a Sooram<text:span text:style-name="T25">a</text:span>a Waaj<text:span text:style-name="T25">irraa</text:span></text:p>
            <text:p text:style-name="P10"><text:span text:style-name="T14">ከድርጅቱ የሚቆረጥ ጡረታ</text:span>:</text:p>
          </table:table-cell>
          <table:table-cell table:style-name="Table1.F4" office:value-type="string">
            <text:p text:style-name="P6"><text:text-input text:description="&lt;s['er_contributions']&gt;">ER Contrib</text:text-input></text:p>
          </table:table-cell>
        </table:table-row>
        <table:table-row>
          <table:table-cell table:style-name="Table1.A1" office:value-type="string">
            <text:p text:style-name="P19">Transport:</text:p>
          </table:table-cell>
          <table:table-cell table:style-name="Table1.A1" office:value-type="string">
            <text:p text:style-name="P6"><text:text-input text:description="&lt;s['transportation']&gt;">Transportation</text:text-input></text:p>
          </table:table-cell>
          <table:table-cell table:style-name="Table1.A1" office:value-type="string">
            <text:p text:style-name="P19">Advances/<text:span text:style-name="T2">Other </text:span>Benefits:</text:p>
          </table:table-cell>
          <table:table-cell table:style-name="Table1.A1" office:value-type="string">
            <text:p text:style-name="P6"><text:text-input text:description="&lt;s['benefits']&gt;">BENEFIT</text:text-input></text:p>
          </table:table-cell>
          <table:table-cell table:style-name="Table1.E5" office:value-type="string">
            <text:p text:style-name="P24"><text:span text:style-name="T14">Bo</text:span><text:span text:style-name="T15">o</text:span><text:span text:style-name="T14">qonna </text:span><text:span text:style-name="T15">Woggaa Qabiduu /ቀሪ አመት እረፍት</text:span><text:span text:style-name="T26">:</text:span></text:p>
          </table:table-cell>
          <table:table-cell table:style-name="Table1.F5" office:value-type="string">
            <text:p text:style-name="P6"><text:text-input text:description="&lt;s['LVANNUAL']&gt;">AL</text:text-input></text:p>
          </table:table-cell>
        </table:table-row>
        <table:table-row>
          <table:table-cell table:style-name="Table1.A1" office:value-type="string">
            <text:p text:style-name="P22">K<text:span text:style-name="T24">aa</text:span>feli<text:span text:style-name="T24">i</text:span>tt<text:span text:style-name="T24">i</text:span>i Debe<text:span text:style-name="T24">l</text:span>letta / <text:span text:style-name="T24">Benchii </text:span>(Baayii<text:span text:style-name="T24">naa</text:span>) / <text:span text:style-name="T14">ያለ ቀሪ ክ</text:span> / <text:span text:style-name="T20">በንች</text:span> (ብዛት):</text:p>
          </table:table-cell>
          <table:table-cell table:style-name="Table1.A1" office:value-type="string">
            <text:p text:style-name="P8"><text:text-input text:description="&lt;s['perf']&gt;">PERF</text:text-input> / <text:text-input text:description="&lt;s['bunch']&gt;">Bunch</text:text-input> <text:s/><text:span text:style-name="T4">(</text:span><text:span text:style-name="T4"><text:text-input text:description="&lt;s['bunch_qty']&gt;">Extra</text:text-input></text:span><text:span text:style-name="T4">)</text:span></text:p>
          </table:table-cell>
          <table:table-cell table:style-name="Table1.A1" office:value-type="string">
            <text:p text:style-name="P20"><text:span text:style-name="T24">Muramaa Adaabbii / </text:span><text:span text:style-name="T18">ቅጣት</text:span>:</text:p>
          </table:table-cell>
          <table:table-cell table:style-name="Table1.A1" office:value-type="string">
            <text:p text:style-name="P6"><text:text-input text:description="&lt;s['penalty']&gt;">Penalty</text:text-input></text:p>
          </table:table-cell>
          <table:table-cell table:style-name="Table1.E5" office:value-type="string">
            <text:p text:style-name="P11"><text:span text:style-name="T25">Addabii Barreeffamaa / </text:span><text:span text:style-name="T15">ማስጠንቀቂያ</text:span>:</text:p>
          </table:table-cell>
          <table:table-cell table:style-name="Table1.F5" office:value-type="string">
            <text:p text:style-name="P6"><text:text-input text:description="&lt;s['WARNW']&gt;">WARN</text:text-input></text:p>
          </table:table-cell>
        </table:table-row>
        <table:table-row>
          <table:table-cell table:style-name="Table1.A1" office:value-type="string">
            <text:p text:style-name="P20"><text:span text:style-name="T22">Kanniibirraa/ </text:span><text:span text:style-name="T17">ልዩ</text:span>:</text:p>
          </table:table-cell>
          <table:table-cell table:style-name="Table1.A1" office:value-type="string">
            <text:p text:style-name="P6"><text:text-input text:description="&lt;s['allowances']&gt;">Allowances</text:text-input></text:p>
          </table:table-cell>
          <table:table-cell table:style-name="Table1.A1" office:value-type="string">
            <text:p text:style-name="P20"><text:span text:style-name="T24">Kanibbirraa / </text:span><text:span text:style-name="T18">ልዩ</text:span>:</text:p>
          </table:table-cell>
          <table:table-cell table:style-name="Table1.A1" office:value-type="string">
            <text:p text:style-name="P6"><text:text-input text:description="&lt;s['deductions']&gt;">Deductions</text:text-input></text:p>
          </table:table-cell>
          <table:table-cell table:style-name="Table1.E5" office:value-type="string">
            <text:p text:style-name="P11"><text:span text:style-name="T25">Addabii Hoggennaa /</text:span><text:span text:style-name="T27"> </text:span><text:span text:style-name="T21">የቃል ማስጠንቀቂያ</text:span>:</text:p>
          </table:table-cell>
          <table:table-cell table:style-name="Table1.F5" office:value-type="string">
            <text:p text:style-name="P6"><text:text-input text:description="&lt;s['NFRA']&gt;">INFRA</text:text-input></text:p>
          </table:table-cell>
        </table:table-row>
        <table:table-row>
          <table:table-cell table:style-name="Table1.A1" office:value-type="string">
            <text:p text:style-name="P20"><text:span text:style-name="T24">Mindaa Welligallaa (Takkiis Muraamu) / </text:span><text:span text:style-name="T18">ያልተጣራ</text:span><text:span text:style-name="T24"> (ታክስ የሚከፈ)</text:span>:</text:p>
          </table:table-cell>
          <table:table-cell table:style-name="Table1.A1" office:value-type="string">
            <text:p text:style-name="P7"><text:text-input text:description="&lt;s['gross']&gt;">Gros</text:text-input> <text:span text:style-name="T3">(</text:span><text:span text:style-name="T3"><text:text-input text:description="&lt;s['taxable_gross']&gt;">Taxable Gross</text:text-input></text:span><text:span text:style-name="T3">)</text:span></text:p>
          </table:table-cell>
          <table:table-cell table:style-name="Table1.A1" office:value-type="string">
            <text:p text:style-name="P20"><text:span text:style-name="T8">Mur</text:span><text:span text:style-name="T9">em</text:span><text:span text:style-name="T8">m</text:span><text:span text:style-name="T9">a</text:span><text:span text:style-name="T8">a </text:span><text:span text:style-name="T9">Wel</text:span><text:span text:style-name="T8">liga</text:span><text:span text:style-name="T9">l</text:span><text:span text:style-name="T8">laa / አጠቃላይ ተቀናሽ</text:span>:</text:p>
          </table:table-cell>
          <table:table-cell table:style-name="Table1.A1" office:value-type="string">
            <text:p text:style-name="P6"><text:text-input text:description="&lt;s['deductions_total']&gt;">Total Ded</text:text-input></text:p>
          </table:table-cell>
          <table:table-cell table:style-name="Table1.E8" office:value-type="string">
            <text:p text:style-name="P23"><text:span text:style-name="T10">Ha</text:span><text:span text:style-name="T13">a</text:span><text:span text:style-name="T10">f</text:span><text:span text:style-name="T13">it</text:span><text:span text:style-name="T10">tee </text:span><text:span text:style-name="T13">Hojjii Eyeemmaa Malee/</text:span><text:span text:style-name="T10"> ከፍቃድ ዉጭ የሆነ ቀሪ</text:span>:</text:p>
          </table:table-cell>
          <table:table-cell table:style-name="Table1.F8" office:value-type="string">
            <text:p text:style-name="P6"><text:text-input text:description="&lt;s['AWOL']&gt;">AWOL</text:text-input> <text:span text:style-name="T5">days</text:span></text:p>
          </table:table-cell>
        </table:table-row>
      </table:table>
      <text:p text:style-name="P3"><text:text-input text:description="&lt;if test=&quot;get_count() % 4 != 0&quot;&gt;">IF Page Not Full</text:text-input></text:p>
      <text:p text:style-name="P1">- - - - - - - - - - - - - - - - - - - - - - - - - - - - - - - - - - - - - - - - - - - - - - - - - - - - - - - - - - - - - - - - - - - - - - - - - - -</text:p>
      <text:p text:style-name="P3"><text:text-input text:description="&lt;/if&gt;">End If</text:text-input></text:p>
      <text:p text:style-name="P3"><text:text-input text:description="&lt;if test=&quot;get_count() % 4 == 0&quot;&gt;">IF Page Full</text:text-input></text:p>
      <text:p text:style-name="P2"/>
      <text:p text:style-name="P28"><text:s/></text:p>
      <text:p text:style-name="P2"><text:text-input text:description="&lt;/if&gt;">End IF</text:text-input></text:p>
      <text:p text:style-name="Standard"><text:text-input text:description="&lt;/for&gt;">End Payslip Loop</text:text-input></text:p>
      <text:p text:style-name="Standard"><text:text-input text:description="&lt;/for&gt;">End Run Loop</text:text-input></text:p>
      <text:p text:style-name="Standard"><text:text-input text:description="&lt;/for&gt;">End Objects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GF Zemen Unicode" svg:font-family="'GF Zemen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5in" fo:margin-bottom="0.1598in" fo:margin-left="0.1902in" fo:margin-right="0.1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10-02T18:09:53</meta:creation-date>
    <dc:date>2018-08-23T10:59:05.957694918</dc:date>
    <meta:editing-duration>P1DT1H26M42S</meta:editing-duration>
    <meta:editing-cycles>69</meta:editing-cycles>
    <meta:generator>LibreOffice/4.3.7.2$Linux_X86_64 LibreOffice_project/430m0$Build-2</meta:generator>
    <meta:document-statistic meta:table-count="2" meta:image-count="0" meta:object-count="0" meta:page-count="2" meta:paragraph-count="70" meta:word-count="359" meta:character-count="1390" meta:non-whitespace-character-count="1188"/>
  </office:meta>
</office:document-meta>
</file>